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Pictures/1000020100000556000003004EE1598B2DC7CD02.png" manifest:media-type="image/png"/>
  <manifest:file-entry manifest:full-path="Pictures/100002010000055600000300744F531A16A759CD.png" manifest:media-type="image/png"/>
  <manifest:file-entry manifest:full-path="Pictures/10000201000005560000030051692906BFF9A1C1.png" manifest:media-type="image/png"/>
  <manifest:file-entry manifest:full-path="Pictures/100002010000055600000300CA5DF0E48DE3D413.png" manifest:media-type="image/png"/>
  <manifest:file-entry manifest:full-path="Pictures/1000020100000556000003003385159889A322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9.249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16.6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2.629cm"/>
    </style:style>
    <style:style style:name="pr7" style:family="presentation" style:parent-style-name="Classy_5f_Red1-notes">
      <style:graphic-properties draw:fill-color="#ffffff" fo:min-height="13.364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28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HOMEWORK 5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Makefile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304cm" svg:x="1.4cm" svg:y="1.231cm" presentation:class="title" presentation:user-transformed="true">
          <draw:text-box>
            <text:p><text:span text:style-name="T1"><text:s/></text:span><text:span text:style-name="T1">Take one of your old codes, split the code into separate files, one for each function. Create a makefile and test the recompilation</text:span></text:p>
          </draw:text-box>
        </draw:frame>
        <draw:frame draw:style-name="gr2" draw:text-style-name="P4" draw:layer="layout" svg:width="17.431cm" svg:height="9.8cm" svg:x="5.283cm" svg:y="4.6cm" presentation:class="graphic" presentation:user-transformed="true">
          <draw:image xlink:href="Pictures/100002010000055600000300744F531A16A759C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Fnc.h</text:p>
          </draw:text-box>
        </draw:frame>
        <draw:frame draw:style-name="gr2" draw:text-style-name="P4" draw:layer="layout" svg:width="14.619cm" svg:height="8.219cm" svg:x="6.689cm" svg:y="4.599cm" presentation:class="graphic">
          <draw:image xlink:href="Pictures/10000201000005560000030051692906BFF9A1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placeholder="true">
          <draw:text-box/>
        </draw:frame>
        <draw:frame draw:style-name="gr3" draw:text-style-name="P4" draw:layer="layout" svg:width="8.599cm" svg:height="10.345cm" svg:x="3.001cm" svg:y="3cm" presentation:class="graphic" presentation:user-transformed="true">
          <draw:image xlink:href="Pictures/10000201000005560000030051692906BFF9A1C1.png" xlink:type="simple" xlink:show="embed" xlink:actuate="onLoad">
            <text:p/>
          </draw:image>
        </draw:frame>
        <draw:frame draw:style-name="gr4" draw:text-style-name="P4" draw:layer="layout" svg:width="8.71cm" svg:height="10.4cm" svg:x="14.89cm" svg:y="3.2cm">
          <draw:image xlink:href="Pictures/100002010000055600000300CA5DF0E48DE3D41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placeholder="true">
          <draw:text-box/>
        </draw:frame>
        <draw:frame draw:style-name="gr2" draw:text-style-name="P4" draw:layer="layout" svg:width="18.53cm" svg:height="10.418cm" svg:x="3.87cm" svg:y="3.4cm" presentation:class="graphic" presentation:user-transformed="true">
          <draw:image xlink:href="Pictures/100002010000055600000300CA5DF0E48DE3D413.png" xlink:type="simple" xlink:show="embed" xlink:actuate="onLoad">
            <text:p/>
          </draw:image>
        </draw:frame>
        <draw:frame draw:style-name="gr5" draw:text-style-name="P4" draw:layer="layout" svg:width="27.999cm" svg:height="15.741cm" svg:x="-0.019cm" svg:y="0.011cm">
          <draw:image xlink:href="Pictures/1000020100000556000003003385159889A3228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69cm" presentation:class="title" presentation:user-transformed="true">
          <draw:text-box>
            <text:p><text:span text:style-name="T1">Create a makefile that uses a pattern for files rather than explicit listing of each of the files.</text:span></text:p>
          </draw:text-box>
        </draw:frame>
        <draw:frame draw:style-name="gr6" draw:text-style-name="P6" draw:layer="layout" svg:width="17.619cm" svg:height="9.906cm" svg:x="2.8cm" svg:y="4.113cm" presentation:class="graphic" presentation:user-transformed="true">
          <draw:image xlink:href="Pictures/1000020100000556000003004EE1598B2DC7CD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12:01:46.392337396</meta:creation-date>
    <meta:editing-duration>PT6M38S</meta:editing-duration>
    <meta:editing-cycles>3</meta:editing-cycles>
    <meta:generator>LibreOffice/6.0.7.3$Linux_X86_64 LibreOffice_project/00m0$Build-3</meta:generator>
    <dc:title>Classy Red</dc:title>
    <dc:date>2019-11-24T20:38:52.288278470</dc:date>
    <meta:document-statistic meta:object-count="63"/>
  </office:meta>
</office:document-meta>
</file>